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icture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eading_20_1">
      <style:paragraph-properties fo:break-before="page"/>
      <style:text-properties fo:language="en" fo:country="US"/>
    </style:style>
    <style:style style:name="P4" style:family="paragraph" style:parent-style-name="Header">
      <style:text-properties fo:language="en" fo:country="US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T1" style:family="text">
      <style:text-properties text:display="none"/>
    </style:style>
    <style:style style:name="T2" style:family="text">
      <style:text-properties fo:language="en" fo:country="US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3" text:outline-level="1">World diagram</text:h>
      <text:p text:style-name="P2"><draw:frame draw:style-name="fr1" draw:name="Frame1" text:anchor-type="paragraph" svg:width="19.001cm" draw:z-index="0"><draw:text-box fo:min-height="20.796cm"><text:p text:style-name="P1"><draw:frame draw:style-name="fr2" draw:name="Image1" text:anchor-type="as-char" svg:width="19.001cm" style:rel-width="100%" svg:height="20.796cm" style:rel-height="scale" draw:z-index="1"><draw:image xlink:href="../../Resources/Levels/World%20Diagram.png" xlink:type="simple" xlink:show="embed" xlink:actuate="onLoad" draw:filter-name="&lt;All formats&gt;" loext:mime-type="image/png"/></draw:frame><text:span text:style-name="T1"><text:line-break/></text:span>Picture <text:sequence text:ref-name="refPicture0" text:name="Picture" text:formula="ooow:Picture+1" style:num-format="1">1</text:sequence>: The legend for the world diagram it’s the same we have used for the story flowchar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World diagram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orld diagram</dc:title>
    <dc:date>2018-12-13T16:10:59.517000000</dc:date>
    <dc:creator>Michele Maione</dc:creator>
    <meta:editing-duration>PT1M31S</meta:editing-duration>
    <meta:editing-cycles>5</meta:editing-cycles>
    <meta:generator>LibreOffice/6.1.2.1$Windows_X86_64 LibreOffice_project/65905a128db06ba48db947242809d14d3f9a93fe</meta:generator>
    <meta:document-statistic meta:table-count="1" meta:image-count="1" meta:object-count="0" meta:page-count="1" meta:paragraph-count="4" meta:word-count="25" meta:character-count="124" meta:non-whitespace-character-count="104"/>
    <meta:template xlink:type="simple" xlink:actuate="onRequest" xlink:title="" xlink:href="../MasterGameDesignDocument.odm" meta:date="2018-12-13T16:07:41.873000000"/>
  </office:meta>
</office:document-meta>
</file>